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TEGRACION LUZ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9311279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030563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ECIOSUP GARCIA, YEINSON GEORG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36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NDOZA ROQUE, NICOMED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126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8/2021</text:p>
          </table:table-cell>
          <table:table-cell table:style-name="Tabla2.A2" office:value-type="string">
            <text:p text:style-name="P9">3077481</text:p>
          </table:table-cell>
          <table:table-cell table:style-name="Tabla2.A2" office:value-type="string">
            <text:p text:style-name="P9">5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7T18:29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